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Heading_20_1">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9846in" fo:margin-right="0in" fo:text-indent="0in" style:auto-text-indent="fals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3in" style:type="right" style:leader-style="dotted" style:leader-text="."/>
        </style:tab-stops>
      </style:paragraph-properties>
    </style:style>
    <style:style style:name="P14" style:family="paragraph" style:parent-style-name="Text_20_body">
      <style:paragraph-properties fo:margin-left="0in" fo:margin-right="0in" fo:text-indent="0in" style:auto-text-indent="false"/>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4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net/"><text:span text:style-name="T1">http://wildmidi.sourceforge.net/</text:span></text:a></text:p>
      <text:p text:style-name="P6"><text:a xlink:type="simple" xlink:href="http://www.mindwerks.net/projects/wildmidi">http://www.mindwerks.net/projects/wildmidi</text:a></text:p>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p text:style-name="P4"/>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11">1: Introduction<text:tab/>3</text:p>
          <text:p text:style-name="P11">2: Using the Library<text:tab/>4</text:p>
          <text:p text:style-name="P12">2.1: Initializing the Library<text:tab/>4</text:p>
          <text:p text:style-name="P12">2.2: Learning the library version<text:tab/>4</text:p>
          <text:p text:style-name="P12">2.3: Loading the MIDI Data<text:tab/>4</text:p>
          <text:p text:style-name="P13">2.3.a: Loading the MIDI from a file<text:tab/>5</text:p>
          <text:p text:style-name="P13">2.3.b: Loading the MIDI from memory<text:tab/>5</text:p>
          <text:p text:style-name="P12">2.4: Getting Some Information<text:tab/>5</text:p>
          <text:p text:style-name="P12">2.5: Setting Some Options<text:tab/>6</text:p>
          <text:p text:style-name="P12">2.6: Grabbing the Data<text:tab/>7</text:p>
          <text:p text:style-name="P12">2.7: Finished with the MIDI data<text:tab/>8</text:p>
          <text:p text:style-name="P12">2.8: Finished with the Library<text:tab/>8</text:p>
          <text:p text:style-name="P11">3: libWildMidi Functions<text:tab/>9</text:p>
          <text:p text:style-name="P12">3.1: WildMidi_Close<text:tab/>9</text:p>
          <text:p text:style-name="P12">3.2: WildMidi_FastSeek<text:tab/>9</text:p>
          <text:p text:style-name="P12">3.3: WildMidi_GetInfo<text:tab/>9</text:p>
          <text:p text:style-name="P12">3.4: WildMidi_GetOutput<text:tab/>9</text:p>
          <text:p text:style-name="P12">3.6: WildMidi_GetVersion<text:tab/>9</text:p>
          <text:p text:style-name="P12">3.7: WildMidi_Init<text:tab/>9</text:p>
          <text:p text:style-name="P12">3.8: WildMidi_MasterVolume<text:tab/>9</text:p>
          <text:p text:style-name="P12">3.9: WildMidi_Open<text:tab/>9</text:p>
          <text:p text:style-name="P12">3.10: WildMidi_OpenBuffer <text:tab/>9</text:p>
          <text:p text:style-name="P12">3.12: WildMidi_SetOption<text:tab/>10</text:p>
          <text:p text:style-name="P12">3.13: WildMidi_Shutdown<text:tab/>10</text:p>
          <text:p text:style-name="P11">4: Configuring the Library<text:tab/>11</text:p>
        </text:index-body>
      </text:table-of-content>
      <text:p text:style-name="P4"/>
      <text:h text:style-name="P7"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7"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earning the library version</text:h>
      <text:p text:style-name="Text_20_body">WildMidi_GetVersion() doesn't require library initialization. <text:s/>Example:</text:p>
      <text:p text:style-name="Text_20_body"><text:tab/>long ver = WildMidi_GetVersion ();</text:p>
      <text:p text:style-name="Text_20_body"><text:tab/>printf ("libWildMidi v%ld.%ld.%ld\n", </text:p>
      <text:p text:style-name="Text_20_body"><text:tab/><text:tab/>(ver &gt;&gt; 16) &amp; 255, (ver &gt;&gt; 8) &amp; 255, (ver) &amp; 255);</text:p>
      <text:p text:style-name="Text_20_body"/>
      <text:h text:style-name="Heading_20_2" text:outline-level="2">2.3: Loading the MIDI Data</text:h>
      <text:p text:style-name="Text_20_body">There are 2 ways to load MIDI data into libWildMidi. Both return a “handle” which you need to record to be able to use some of the other functions.</text:p>
      <text:h text:style-name="Heading_20_3" text:outline-level="3"><text:soft-page-break/>2.3.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3.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uint8_t *mididata;</text:p>
      <text:p text:style-name="Text_20_body"><text:tab/>unsigned int midisize;</text:p>
      <text:p text:style-name="Text_20_body"><text:tab/>// Load midi file into mididata and set midi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4: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text:soft-page-break/></text:p>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9">midiinfo-&gt;copyright;</text:p>
      <text:p text:style-name="P10">This (char *) pointer contains all the data contained in copyright events within the MIDI file. If more than one copyright event was encountered then each event is separated with a '/n' character, however encountering a '/n' within this text does not mean more than one event was found. The text is '/0' terminated.</text:p>
      <text:p text:style-name="P14"/>
      <text:p text:style-name="P9">midiinfo-&gt;current_sample;</text:p>
      <text:p text:style-name="P10">This 32 bit unsigned integer unsigned contains the amount of samples the library has processed so far. When divided by the sample rate given in WildMidi_Init() you have the time in seconds of samples processed. This is the time you would use if using it for playback position.</text:p>
      <text:p text:style-name="P14"/>
      <text:p text:style-name="P9">midiinfo-&gt;approx_total_samples;</text:p>
      <text:p text:style-name="P10">This 32 bit unsigned integer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14"/>
      <text:p text:style-name="P9">midiindo-&gt;mixer_options;</text:p>
      <text:p text:style-name="P10">This 16 bit unsigned integer contains the current options that were with set with WildMidi_Init() or WildMidi_SetOption() (see Setting Some Option) </text:p>
      <text:p text:style-name="P14"/>
      <text:h text:style-name="Heading_20_2" text:outline-level="2">2.5: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0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soft-page-break/><text:tab/>ret = WildMidi_SetOption(handle, WM_MO_ENHANCED_RESAMPLING, 0);</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tab/>WM_MO_LOG_VOLUME</text:p>
      <text:p text:style-name="P10">Some MIDI hardware uses volume curves based on decibels. This option allows he library to use similar volume calculations for midi files that may have been produced on such hardware.</text:p>
      <text:p text:style-name="P14"/>
      <text:p text:style-name="Text_20_body"><text:tab/>WM_MO_ENHANCED_RESAMPLING</text:p>
      <text:p text:style-name="P10">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14"/>
      <text:p text:style-name="P10">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14"/>
      <text:p text:style-name="P10">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10">At this stage libWildMidi does not support per MIDI channel reverb events. But it does have a built in reverb engine that gives depth to the final audio output.</text:p>
      <text:p text:style-name="Text_20_body"/>
      <text:p text:style-name="P10">CAUTION: Setting this option makes libWildMidi require more processing power meaning that <text:s/>significant delays may be experienced when used with WM_MO_ENHANCED_RESAMPLING. </text:p>
      <text:h text:style-name="Heading_20_2" text:outline-level="2">2.6: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soft-page-break/><text:tab/>int ret;</text:p>
      <text:p text:style-name="Text_20_body"><text:tab/>void * handle;</text:p>
      <text:p text:style-name="Text_20_body"><text:tab/>int8_t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host-endian byte order.</text:p>
      <text:p text:style-name="Text_20_body"/>
      <text:p text:style-name="Text_20_body">'size' must be the amount of space in byte that the library can safely store into 'buffer'. 'size' must also be a multiple of 4 and the data is stored in 16bit interleaved stereo in host-endian byte order. That is, the data is stored into the 'buffer' as 16bits for left channel, then 16bits for right channel, requiring 32bits (or 4 bytes) for each sample.</text:p>
      <text:h text:style-name="Heading_20_2" text:outline-level="2">2.7: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8: Finished with the Library</text:h>
      <text:p text:style-name="Text_20_body">Example:</text:p>
      <text:p text:style-name="Text_20_body"><text:tab/>int ret;</text:p>
      <text:p text:style-name="Text_20_body"><text:tab/>ret = WildMidi_Shutdown();</text:p>
      <text:h text:style-name="Heading_20_2" text:outline-level="2"/>
      <text:p text:style-name="Text_20_body"/>
      <text:h text:style-name="P7"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int8_t * buffer, uint32_t size);</text:p>
      <text:p text:style-name="Text_20_body"/>
      <text:h text:style-name="Heading_20_2" text:outline-level="2">3.6: WildMidi_GetVersion</text:h>
      <text:p text:style-name="Text_20_body">long WildMidi_GetVersion (void);</text:p>
      <text:p text:style-name="Text_20_body"/>
      <text:h text:style-name="Heading_20_2" text:outline-level="2">3.7: WildMidi_Init</text:h>
      <text:p text:style-name="Text_20_body">int WildMidi_Init (const char * config_file, uint16_t rate, uint16_t options);</text:p>
      <text:p text:style-name="Text_20_body"/>
      <text:h text:style-name="Heading_20_2" text:outline-level="2">3.8: WildMidi_MasterVolume</text:h>
      <text:p text:style-name="Text_20_body">int WildMidi_MasterVolume (uint8_t master_volume);</text:p>
      <text:p text:style-name="Text_20_body"/>
      <text:h text:style-name="Heading_20_2" text:outline-level="2">3.9: WildMidi_Open</text:h>
      <text:p text:style-name="Text_20_body">midi * WildMidi_Open (const char *midifile);</text:p>
      <text:p text:style-name="Text_20_body"/>
      <text:h text:style-name="Heading_20_2" text:outline-level="2">3.10: WildMidi_OpenBuffer </text:h>
      <text:p text:style-name="Text_20_body">midi * WildMidi_OpenBuffer (uint8_t *midibuffer, uint32_t size);</text:p>
      <text:p text:style-name="Text_20_body"><text:soft-page-break/></text:p>
      <text:h text:style-name="Heading_20_2" text:outline-level="2">3.12: WildMidi_SetOption</text:h>
      <text:p text:style-name="Text_20_body">int WildMidi_SetOption (midi * handle, uint16_t options, uint16_t setting);</text:p>
      <text:p text:style-name="Text_20_body"/>
      <text:h text:style-name="Heading_20_2" text:outline-level="2">3.13: WildMidi_Shutdown</text:h>
      <text:p text:style-name="Text_20_body">int WildMidi_Shutdown ( void );</text:p>
      <text:p text:style-name="Text_20_body"/>
      <text:h text:style-name="P7" text:outline-level="1">4: Configuring the Libr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date>2014-04-02T15:47:13</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1" meta:paragraph-count="164" meta:word-count="1833" meta:character-count="11098"/>
  </office:meta>
</office:document-meta>
</file>